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8f6b" officeooo:paragraph-rsid="00108f6b"/>
    </style:style>
    <style:style style:name="P2" style:family="paragraph" style:parent-style-name="Standard">
      <style:text-properties officeooo:rsid="00116fd8" officeooo:paragraph-rsid="00116fd8"/>
    </style:style>
    <style:style style:name="P3" style:family="paragraph" style:parent-style-name="Standard">
      <style:paragraph-properties fo:text-align="center" style:justify-single-word="false"/>
      <style:text-properties fo:font-size="16pt" fo:font-weight="bold" officeooo:rsid="00108f6b" officeooo:paragraph-rsid="00108f6b" style:font-size-asian="16pt" style:font-weight-asian="bold" style:font-size-complex="16pt" style:font-weight-complex="bold"/>
    </style:style>
    <style:style style:name="P4" style:family="paragraph" style:parent-style-name="Standard">
      <style:text-properties fo:font-weight="bold" officeooo:rsid="00108f6b" officeooo:paragraph-rsid="00108f6b" style:font-weight-asian="bold" style:font-weight-complex="bold"/>
    </style:style>
    <style:style style:name="P5" style:family="paragraph" style:parent-style-name="Standard">
      <style:text-properties fo:font-weight="bold" officeooo:rsid="00116fd8" officeooo:paragraph-rsid="00116fd8" style:font-weight-asian="bold" style:font-weight-complex="bold"/>
    </style:style>
    <style:style style:name="P6" style:family="paragraph" style:parent-style-name="Standard" style:list-style-name="L1">
      <style:text-properties officeooo:rsid="00108f6b" officeooo:paragraph-rsid="00108f6b"/>
    </style:style>
    <style:style style:name="P7" style:family="paragraph" style:parent-style-name="Standard" style:list-style-name="L2">
      <style:text-properties officeooo:paragraph-rsid="00116fd8"/>
    </style:style>
    <style:style style:name="P8" style:family="paragraph" style:parent-style-name="Standard" style:list-style-name="L2">
      <style:text-properties officeooo:rsid="00116fd8" officeooo:paragraph-rsid="00116fd8"/>
    </style:style>
    <style:style style:name="P9" style:family="paragraph" style:parent-style-name="Standard">
      <style:text-properties fo:font-weight="bold" officeooo:rsid="0012a667" officeooo:paragraph-rsid="0012a667" style:font-weight-asian="bold" style:font-weight-complex="bold"/>
    </style:style>
    <style:style style:name="P10" style:family="paragraph" style:parent-style-name="Standard">
      <style:text-properties fo:font-weight="bold" officeooo:rsid="001bcad2" officeooo:paragraph-rsid="001bcad2" style:font-weight-asian="bold" style:font-weight-complex="bold"/>
    </style:style>
    <style:style style:name="P11" style:family="paragraph" style:parent-style-name="Standard">
      <style:text-properties fo:font-weight="bold" officeooo:rsid="001deda9" officeooo:paragraph-rsid="001deda9" style:font-weight-asian="bold" style:font-weight-complex="bold"/>
    </style:style>
    <style:style style:name="P12" style:family="paragraph" style:parent-style-name="Standard" style:list-style-name="L3">
      <style:text-properties officeooo:rsid="0012a667" officeooo:paragraph-rsid="0015cc25"/>
    </style:style>
    <style:style style:name="P13" style:family="paragraph" style:parent-style-name="Standard" style:list-style-name="L3">
      <style:text-properties officeooo:rsid="0012a667" officeooo:paragraph-rsid="0012a667"/>
    </style:style>
    <style:style style:name="P14" style:family="paragraph" style:parent-style-name="Standard" style:list-style-name="L4">
      <style:text-properties officeooo:rsid="0012a667" officeooo:paragraph-rsid="0012a667"/>
    </style:style>
    <style:style style:name="P15" style:family="paragraph" style:parent-style-name="Standard">
      <style:text-properties officeooo:rsid="0012a667" officeooo:paragraph-rsid="0012a667"/>
    </style:style>
    <style:style style:name="P16" style:family="paragraph" style:parent-style-name="Standard">
      <style:text-properties officeooo:rsid="001b7b4c" officeooo:paragraph-rsid="001b7b4c"/>
    </style:style>
    <style:style style:name="P17" style:family="paragraph" style:parent-style-name="Standard">
      <style:paragraph-properties fo:text-align="start" style:justify-single-word="false"/>
      <style:text-properties officeooo:rsid="001b7b4c" officeooo:paragraph-rsid="001b7b4c"/>
    </style:style>
    <style:style style:name="P18" style:family="paragraph" style:parent-style-name="Standard" style:list-style-name="L8">
      <style:text-properties officeooo:rsid="001b7b4c" officeooo:paragraph-rsid="001b7b4c"/>
    </style:style>
    <style:style style:name="P19" style:family="paragraph" style:parent-style-name="Standard" style:list-style-name="L12">
      <style:text-properties officeooo:rsid="001b7b4c" officeooo:paragraph-rsid="001b7b4c"/>
    </style:style>
    <style:style style:name="P20" style:family="paragraph" style:parent-style-name="Standard" style:list-style-name="L13">
      <style:text-properties officeooo:rsid="001b7b4c" officeooo:paragraph-rsid="001b7b4c"/>
    </style:style>
    <style:style style:name="P21" style:family="paragraph" style:parent-style-name="Standard">
      <style:text-properties officeooo:rsid="001bcad2" officeooo:paragraph-rsid="001bcad2"/>
    </style:style>
    <style:style style:name="P22" style:family="paragraph" style:parent-style-name="Standard" style:list-style-name="L8">
      <style:text-properties officeooo:rsid="001bcad2" officeooo:paragraph-rsid="001bcad2"/>
    </style:style>
    <style:style style:name="P23" style:family="paragraph" style:parent-style-name="Standard">
      <style:text-properties officeooo:rsid="001bcad2" officeooo:paragraph-rsid="0020cac7"/>
    </style:style>
    <style:style style:name="P24" style:family="paragraph" style:parent-style-name="Standard" style:list-style-name="L11">
      <style:text-properties officeooo:rsid="001bcad2" officeooo:paragraph-rsid="0020cac7"/>
    </style:style>
    <style:style style:name="P25" style:family="paragraph" style:parent-style-name="Standard" style:list-style-name="L11">
      <style:text-properties officeooo:rsid="001bcad2" officeooo:paragraph-rsid="001bcad2"/>
    </style:style>
    <style:style style:name="P26" style:family="paragraph" style:parent-style-name="Standard" style:list-style-name="L14">
      <style:text-properties officeooo:rsid="001bcad2" officeooo:paragraph-rsid="001bcad2"/>
    </style:style>
    <style:style style:name="P27" style:family="paragraph" style:parent-style-name="Standard" style:list-style-name="L15">
      <style:text-properties officeooo:rsid="001bcad2" officeooo:paragraph-rsid="001bcad2"/>
    </style:style>
    <style:style style:name="P28" style:family="paragraph" style:parent-style-name="Standard" style:list-style-name="L16">
      <style:text-properties officeooo:rsid="001bcad2" officeooo:paragraph-rsid="001bcad2"/>
    </style:style>
    <style:style style:name="P29" style:family="paragraph" style:parent-style-name="Standard">
      <style:text-properties officeooo:rsid="001deda9" officeooo:paragraph-rsid="001deda9"/>
    </style:style>
    <style:style style:name="P30" style:family="paragraph" style:parent-style-name="Standard" style:list-style-name="L16">
      <style:text-properties officeooo:rsid="001deda9" officeooo:paragraph-rsid="001deda9"/>
    </style:style>
    <style:style style:name="P31" style:family="paragraph" style:parent-style-name="Standard" style:list-style-name="L17">
      <style:text-properties officeooo:rsid="001deda9" officeooo:paragraph-rsid="001deda9"/>
    </style:style>
    <style:style style:name="P32" style:family="paragraph" style:parent-style-name="Standard" style:list-style-name="L18">
      <style:text-properties officeooo:rsid="001deda9" officeooo:paragraph-rsid="001deda9"/>
    </style:style>
    <style:style style:name="P33" style:family="paragraph" style:parent-style-name="Standard" style:list-style-name="L19">
      <style:text-properties officeooo:rsid="001deda9" officeooo:paragraph-rsid="001deda9"/>
    </style:style>
    <style:style style:name="P34" style:family="paragraph" style:parent-style-name="Standard" style:list-style-name="L20">
      <style:text-properties officeooo:rsid="001deda9" officeooo:paragraph-rsid="001deda9"/>
    </style:style>
    <style:style style:name="P35" style:family="paragraph" style:parent-style-name="Standard" style:list-style-name="L21">
      <style:text-properties officeooo:rsid="001deda9" officeooo:paragraph-rsid="001deda9"/>
    </style:style>
    <style:style style:name="P36" style:family="paragraph" style:parent-style-name="Standard" style:list-style-name="L22">
      <style:text-properties officeooo:rsid="001deda9" officeooo:paragraph-rsid="001deda9"/>
    </style:style>
    <style:style style:name="P37" style:family="paragraph" style:parent-style-name="Standard">
      <style:text-properties officeooo:rsid="001deda9" officeooo:paragraph-rsid="0020cac7"/>
    </style:style>
    <style:style style:name="P38" style:family="paragraph" style:parent-style-name="Standard" style:list-style-name="L25">
      <style:text-properties officeooo:rsid="001deda9" officeooo:paragraph-rsid="001deda9"/>
    </style:style>
    <style:style style:name="P39" style:family="paragraph" style:parent-style-name="Standard" style:list-style-name="L25">
      <style:text-properties officeooo:rsid="001deda9" officeooo:paragraph-rsid="0020cac7"/>
    </style:style>
    <style:style style:name="P40" style:family="paragraph" style:parent-style-name="Standard" style:list-style-name="L26">
      <style:text-properties officeooo:rsid="001deda9" officeooo:paragraph-rsid="001deda9"/>
    </style:style>
    <style:style style:name="P41" style:family="paragraph" style:parent-style-name="Standard" style:list-style-name="L27">
      <style:text-properties officeooo:rsid="001deda9" officeooo:paragraph-rsid="001deda9"/>
    </style:style>
    <style:style style:name="P42" style:family="paragraph" style:parent-style-name="Standard" style:list-style-name="L8">
      <style:text-properties officeooo:paragraph-rsid="001b7b4c"/>
    </style:style>
    <style:style style:name="P43" style:family="paragraph" style:parent-style-name="Standard">
      <style:text-properties fo:font-style="italic" style:text-underline-style="none" officeooo:rsid="001bcad2" officeooo:paragraph-rsid="001bcad2" style:font-style-asian="italic" style:font-style-complex="italic"/>
    </style:style>
    <style:style style:name="P44" style:family="paragraph" style:parent-style-name="Standard">
      <style:text-properties fo:font-style="italic" officeooo:rsid="001bcad2" officeooo:paragraph-rsid="001bcad2" style:font-style-asian="italic" style:font-style-complex="italic"/>
    </style:style>
    <style:style style:name="P45" style:family="paragraph" style:parent-style-name="Standard">
      <style:text-properties fo:font-style="italic" officeooo:rsid="001deda9" officeooo:paragraph-rsid="001deda9" style:font-style-asian="italic" style:font-style-complex="italic"/>
    </style:style>
    <style:style style:name="P46" style:family="paragraph" style:parent-style-name="Standard">
      <style:text-properties fo:font-style="italic" officeooo:rsid="001deda9" officeooo:paragraph-rsid="0020cac7" style:font-style-asian="italic" style:font-style-complex="italic"/>
    </style:style>
    <style:style style:name="P47" style:family="paragraph" style:parent-style-name="Standard" style:list-style-name="L24">
      <style:text-properties fo:font-style="italic" officeooo:rsid="001deda9" officeooo:paragraph-rsid="001deda9" style:font-style-asian="italic" style:font-style-complex="italic"/>
    </style:style>
    <style:style style:name="T1" style:family="text">
      <style:text-properties officeooo:rsid="00116fd8"/>
    </style:style>
    <style:style style:name="T2" style:family="text">
      <style:text-properties style:text-line-through-style="none" style:text-line-through-type="none"/>
    </style:style>
    <style:style style:name="T3" style:family="text">
      <style:text-properties style:text-line-through-style="none" style:text-line-through-type="none" officeooo:rsid="0012a667"/>
    </style:style>
    <style:style style:name="T4" style:family="text">
      <style:text-properties style:text-line-through-style="none" style:text-line-through-type="none" officeooo:rsid="00116fd8"/>
    </style:style>
    <style:style style:name="T5" style:family="text">
      <style:text-properties style:text-line-through-style="none" style:text-line-through-type="none" officeooo:rsid="00199972"/>
    </style:style>
    <style:style style:name="T6" style:family="text">
      <style:text-properties officeooo:rsid="00143f9c"/>
    </style:style>
    <style:style style:name="T7" style:family="text">
      <style:text-properties officeooo:rsid="0015cc25"/>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officeooo:rsid="0016befc"/>
    </style:style>
    <style:style style:name="T11" style:family="text">
      <style:text-properties officeooo:rsid="00171a7c"/>
    </style:style>
    <style:style style:name="T12" style:family="text">
      <style:text-properties officeooo:rsid="00198463"/>
    </style:style>
    <style:style style:name="T13" style:family="text">
      <style:text-properties officeooo:rsid="00199972"/>
    </style:style>
    <style:style style:name="T14" style:family="text">
      <style:text-properties officeooo:rsid="001b7b4c"/>
    </style:style>
    <style:style style:name="T15" style:family="text">
      <style:text-properties officeooo:rsid="001bcad2"/>
    </style:style>
    <style:style style:name="T16" style:family="text">
      <style:text-properties officeooo:rsid="001c3f4b"/>
    </style:style>
    <style:style style:name="T17" style:family="text">
      <style:text-properties officeooo:rsid="0020cac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WS</text:p>
      <text:p text:style-name="P1"/>
      <text:p text:style-name="P4">IAM (Identity and Access Management)</text:p>
      <text:list xml:id="list551032049" text:style-name="L1">
        <text:list-item>
          <text:p text:style-name="P6">IAM is used to controll access to AWS services. It contains user, groups, roles.</text:p>
        </text:list-item>
        <text:list-item>
          <text:p text:style-name="P6">User – Physical person</text:p>
        </text:list-item>
        <text:list-item>
          <text:p text:style-name="P6"><text:span text:style-name="T7">G</text:span>roup- group of user for easily managing permissions and access</text:p>
        </text:list-item>
        <text:list-item>
          <text:p text:style-name="P6"><text:span text:style-name="T7">R</text:span>ole- assigned to application</text:p>
        </text:list-item>
      </text:list>
      <text:p text:style-name="P1"/>
      <text:p text:style-name="P5">EC2 (Amazon Elastic Compute Cloud)</text:p>
      <text:p text:style-name="P2"><text:span text:style-name="T12">Actual hardware for use in warehouse</text:span>. (<text:span text:style-name="T8">EC2 machines</text:span>)</text:p>
      <text:p text:style-name="P2">It provides processing <text:span text:style-name="T8">power</text:span>, <text:span text:style-name="T8">storage</text:span>, <text:span text:style-name="T8">network</text:span>, <text:span text:style-name="T8">security</text:span>.</text:p>
      <text:p text:style-name="P2">How to launch an <text:span text:style-name="T7">I</text:span>nstance<text:span text:style-name="T7">(Virtual Computing Environment)</text:span>:</text:p>
      <text:list xml:id="list2926130570" text:style-name="L2">
        <text:list-item>
          <text:p text:style-name="P8">Select an AMI( Amazon Machine Image)- Amazon Linux 2 <text:s/>latest and free</text:p>
        </text:list-item>
        <text:list-item>
          <text:p text:style-name="P8">Select <text:span text:style-name="T12">instance </text:span>type, storage, tags, security groups</text:p>
        </text:list-item>
        <text:list-item>
          <text:p text:style-name="P8">If you are using SSH, download key-value pair in form of .pev file.</text:p>
        </text:list-item>
        <text:list-item>
          <text:p text:style-name="P8">Chnage .pev file’s permission to 0400 “chmod 0400 filename”. <text:span text:style-name="T11">If permission is not 0400 or lesser, you wont be able to access the instance for security reason.</text:span></text:p>
        </text:list-item>
        <text:list-item>
          <text:p text:style-name="P7"><text:span text:style-name="T1">$ SSH -</text:span><text:span text:style-name="T4">i file.pev ec2-user@ip</text:span><text:span text:style-name="T5">_</text:span><text:span text:style-name="T4">of_instance</text:span></text:p>
        </text:list-item>
        <text:list-item>
          <text:p text:style-name="P8"><text:span text:style-name="T2">exit or ^</text:span><text:span text:style-name="T3">d</text:span><text:span text:style-name="T2"> to logout from ssh</text:span></text:p>
        </text:list-item>
      </text:list>
      <text:p text:style-name="P2"/>
      <text:p text:style-name="P9">Security Groups (S.G)</text:p>
      <text:list xml:id="list610097558" text:style-name="L3">
        <text:list-item>
          <text:p text:style-name="P12"><text:span text:style-name="T7">F</text:span>undamental of network security in Amazon Cloud</text:p>
        </text:list-item>
        <text:list-item>
          <text:p text:style-name="P13">Controll inbound,outbound traffic to/from ec2 machine</text:p>
        </text:list-item>
        <text:list-item>
          <text:p text:style-name="P13">SG is not a part of ec2. It is a seperate entity. i.e. it lives “outside” ec2</text:p>
        </text:list-item>
        <text:list-item>
          <text:p text:style-name="P13">SG can be attached to multiple ec2 and vice versa.</text:p>
        </text:list-item>
        <text:list-item>
          <text:p text:style-name="P13">SG is specific to region. i.e. if you <text:span text:style-name="T13">change</text:span> region and VPC combination you have to create new SG.</text:p>
        </text:list-item>
        <text:list-item>
          <text:p text:style-name="P13">Good practice is to maintain a seperate SG for <text:s/>SSH access.</text:p>
        </text:list-item>
        <text:list-item>
          <text:p text:style-name="P13">If time out then SG issue.</text:p>
        </text:list-item>
        <text:list-item>
          <text:p text:style-name="P13">If connection denied <text:span text:style-name="T7">then </text:span>ec2 application issue.</text:p>
        </text:list-item>
        <text:list-item>
          <text:p text:style-name="P13">Inbound is all traffic comming into ec2</text:p>
        </text:list-item>
        <text:list-item>
          <text:p text:style-name="P13">Outbound is all traffice going out of ec2</text:p>
        </text:list-item>
        <text:list-item>
          <text:p text:style-name="P13"><text:span text:style-name="T7">D</text:span>efault : all inbound traffic is blocked. All outbound traffic is authorized.</text:p>
        </text:list-item>
        <text:list-item>
          <text:p text:style-name="P13">SG has rule to regulate access. If rules/conditions are matched then request is passed to ec2 machine. Things you can specify in rules:name, Type,protocol,Port Number/Range, Source(where request should comming from), Description. As mentioned above, if no rules are specified then all request are denied and will be timedout. Source 0.0.0.0/0 means any ip can make request.</text:p>
        </text:list-item>
      </text:list>
      <text:list xml:id="list1373836801" text:style-name="L4">
        <text:list-item>
          <text:p text:style-name="P14">You can reference one security group from another. <text:span text:style-name="T6">It helps in load balancing.</text:span> It is explained in example below. We will use m1,m2,m3 and so on as ec2 machine names and sg1,sg2 for SG. Suppose m1 has sg1 attached to it. <text:span text:style-name="T10">s</text:span>g1 has a rule that allows/authorized sg2 . That means, all requests from machine <text:span text:style-name="T13">that </text:span>have sg2 as a security <text:span text:style-name="T10">group</text:span> will be authorized. So if m2 has sg2 attached and m3 <text:span text:style-name="T10">has</text:span> sg3 attached then m2 will be able to make successful request<text:span text:style-name="T10">s</text:span> to m1 while m3 won’t. <text:span text:style-name="T6">Suppose there is another machine m0 which has sg0 attached then m0 will also be able to make request to m1.</text:span></text:p>
        </text:list-item>
      </text:list>
      <text:p text:style-name="P15"/>
      <text:p text:style-name="P15"/>
      <text:p text:style-name="P15"/>
      <text:p text:style-name="P15"/>
      <text:p text:style-name="P15"/>
      <text:p text:style-name="P15"/>
      <text:p text:style-name="P15"/>
      <text:p text:style-name="P15"><text:soft-page-break/></text:p>
      <text:p text:style-name="P15"/>
      <text:p text:style-name="P17"><text:span text:style-name="T9">Public IP vs Private IP vs Elastic IP</text:span></text:p>
      <text:list xml:id="list3067998000" text:style-name="L12">
        <text:list-item>
          <text:p text:style-name="P19">Public IP is unique over the internet. </text:p>
        </text:list-item>
        <text:list-item>
          <text:p text:style-name="P19">Private IP is unique over a private network. Two different private network can have same ip.</text:p>
        </text:list-item>
        <text:list-item>
          <text:p text:style-name="P19">Private IP communicate to internet using Internet gayway(proxy).</text:p>
        </text:list-item>
        <text:list-item>
          <text:p text:style-name="P19">Elastic IP: Fixed IP for EC2 instastance.</text:p>
        </text:list-item>
      </text:list>
      <text:list xml:id="list835949705" text:style-name="L8">
        <text:list-item>
          <text:p text:style-name="P42"><text:span text:style-name="T14">Need: When we stop ec2 instance, public ip is deallocated and when we start it again we will be assigned a new public IP. If we want to use a fixed IP for an ec2 instance, we can use elastic IP.</text:span></text:p>
        </text:list-item>
        <text:list-item>
          <text:p text:style-name="P18">We get 5 elastic IP which are billable.</text:p>
        </text:list-item>
        <text:list-item>
          <text:p text:style-name="P18">You can create/get Elastic IP by clicking elastic IP under Network and security <text:s/>section.</text:p>
        </text:list-item>
        <text:list-item>
          <text:p text:style-name="P18">You have to <text:span text:style-name="T15">allocate</text:span> an elastic IP to an instance.</text:p>
        </text:list-item>
        <text:list-item>
          <text:p text:style-name="P22">When we attach elastic IP to instance, We will be billed while instance is running.</text:p>
        </text:list-item>
        <text:list-item>
          <text:p text:style-name="P22">We can disassociate and release elastic IP.</text:p>
        </text:list-item>
        <text:list-item>
          <text:p text:style-name="P18">Avoid using elastic IP because it reflects bad architectural decisions.</text:p>
        </text:list-item>
      </text:list>
      <text:list xml:id="list2709788908" text:style-name="L13">
        <text:list-item>
          <text:p text:style-name="P20">When EC2 is assigned a public IP and a private IP.</text:p>
        </text:list-item>
        <text:list-item>
          <text:p text:style-name="P20">We can use private IP inside SSH.(not to connect to ec2 instance. For that use public IP)</text:p>
        </text:list-item>
      </text:list>
      <text:p text:style-name="P16"/>
      <text:p text:style-name="P23"><text:span text:style-name="T9"/></text:p>
      <text:p text:style-name="P23"><text:span text:style-name="T9">EC2 User Data</text:span></text:p>
      <text:list xml:id="list3741107428" text:style-name="L11">
        <text:list-item>
          <text:p text:style-name="P24">User data is script that is used to bootstrap ec2 instance.</text:p>
        </text:list-item>
        <text:list-item>
          <text:p text:style-name="P25">Userdata only runs once while the instance first starts and not everytime we start an instance.</text:p>
        </text:list-item>
        <text:list-item>
          <text:p text:style-name="P25">Longer user data script will make boot time to longer of an ec2 instance.</text:p>
        </text:list-item>
        <text:list-item>
          <text:p text:style-name="P25">User data script is run a root so we dont need to sudo.We can specify user data when creating an ec2-instace.cofigure instance-&gt;Advance Configuration. OR if instance is already created then right clicking on instance-&gt;instance setting-&gt;view/change user data.</text:p>
        </text:list-item>
      </text:list>
      <text:p text:style-name="P21"/>
      <text:p text:style-name="P10">EC2 Instance Types</text:p>
      <text:p text:style-name="P43"><text:span text:style-name="T17">1) </text:span>On Demand Instance</text:p>
      <text:list xml:id="list786932010" text:style-name="L14">
        <text:list-item>
          <text:p text:style-name="P26">We have used this while learning.</text:p>
        </text:list-item>
        <text:list-item>
          <text:p text:style-name="P26">It starts on demand whenever we want.</text:p>
        </text:list-item>
        <text:list-item>
          <text:p text:style-name="P26">We pay for what we use and billing starts after one minute.</text:p>
        </text:list-item>
        <text:list-item>
          <text:p text:style-name="P26">Highest Cost but no upfront payment</text:p>
        </text:list-item>
        <text:list-item>
          <text:p text:style-name="P26">No long term commitment</text:p>
        </text:list-item>
        <text:list-item>
          <text:p text:style-name="P26">Recommended for Short work load, Predictable price</text:p>
        </text:list-item>
      </text:list>
      <text:p text:style-name="P21"/>
      <text:p text:style-name="P44"><text:span text:style-name="T17">2) </text:span>EC2 Reserved Instace</text:p>
      <text:list xml:id="list2983539919" text:style-name="L15">
        <text:list-item>
          <text:p text:style-name="P27">We reserved an instance for period upto 1 or 3 year</text:p>
        </text:list-item>
        <text:list-item>
          <text:p text:style-name="P27">Reserve a specif type of instace(t2.micro,t2.small)</text:p>
        </text:list-item>
        <text:list-item>
          <text:p text:style-name="P27">Recommended for steady state usage application (like database)</text:p>
        </text:list-item>
        <text:list-item>
          <text:p text:style-name="P27">Up to 75% discount</text:p>
        </text:list-item>
      </text:list>
      <text:p text:style-name="P21"/>
      <text:p text:style-name="P21"><text:span text:style-name="T17">3) </text:span>EC2 Convertable Reserved Instance</text:p>
      <text:list xml:id="list3014350268" text:style-name="L16">
        <text:list-item>
          <text:p text:style-name="P28">Same as reserved instance <text:span text:style-name="T16">but we can change the instance type</text:span></text:p>
        </text:list-item>
        <text:list-item>
          <text:p text:style-name="P30">Up yo 54% discount</text:p>
        </text:list-item>
      </text:list>
      <text:p text:style-name="P29"/>
      <text:p text:style-name="P45"><text:span text:style-name="T17">4) </text:span>EC2 Scheduled Reserved Instance</text:p>
      <text:list xml:id="list2982041181" text:style-name="L17">
        <text:list-item>
          <text:p text:style-name="P31">We reserve an instance but it only runs on a scheduled time. For example 1 hour in a day or 1 day in week/month.</text:p>
        </text:list-item>
      </text:list>
      <text:p text:style-name="P29"/>
      <text:p text:style-name="P45"><text:soft-page-break/><text:span text:style-name="T17">5) </text:span>EC2 Stop instance</text:p>
      <text:list xml:id="list2651360315" text:style-name="L18">
        <text:list-item>
          <text:p text:style-name="P32">We bid for instance. When get <text:s/>the instance while we have highest bid.</text:p>
        </text:list-item>
        <text:list-item>
          <text:p text:style-name="P32">If someone bids more that us, We get a 2 minute warning and instance is deallocated.</text:p>
        </text:list-item>
        <text:list-item>
          <text:p text:style-name="P32"/>
        </text:list-item>
        <text:list-item>
          <text:p text:style-name="P32">Used for task when it doesnt matter if task abruptly stop and all work done is gone. Like <text:s/>batch jobs, Data analysis.</text:p>
        </text:list-item>
        <text:list-item>
          <text:p text:style-name="P32">Not great for critical jobs or database.</text:p>
        </text:list-item>
      </text:list>
      <text:p text:style-name="P29"/>
      <text:p text:style-name="P45"><text:span text:style-name="T17">6) </text:span>EC2 Dedicated Host</text:p>
      <text:list xml:id="list4095786527" text:style-name="L19">
        <text:list-item>
          <text:p text:style-name="P33">We have access to entire server, for our use only.</text:p>
        </text:list-item>
        <text:list-item>
          <text:p text:style-name="P33">Full control over EC2 <text:s/>instance placement.</text:p>
        </text:list-item>
        <text:list-item>
          <text:p text:style-name="P33">Visibility to underlying sockets, physical cores of the hardware.</text:p>
        </text:list-item>
        <text:list-item>
          <text:p text:style-name="P33">Allocated for a 3 year period.</text:p>
        </text:list-item>
        <text:list-item>
          <text:p text:style-name="P33">More expesive</text:p>
        </text:list-item>
        <text:list-item>
          <text:p text:style-name="P33">Use case: For companies having strict policies or complience needs.</text:p>
        </text:list-item>
      </text:list>
      <text:p text:style-name="P29"/>
      <text:p text:style-name="P45"><text:span text:style-name="T17">7) </text:span>EC2 Dedicated Instance</text:p>
      <text:list xml:id="list2971428890" text:style-name="L20">
        <text:list-item>
          <text:p text:style-name="P34">Instance dedicated to running hardware specific to us.</text:p>
        </text:list-item>
        <text:list-item>
          <text:p text:style-name="P34">May share hardware with other instances in same account.</text:p>
        </text:list-item>
        <text:list-item>
          <text:p text:style-name="P34">No control over instance placement.</text:p>
        </text:list-item>
        <text:list-item>
          <text:p text:style-name="P34">If we stop and start instance, we might be allocated a different hardware.</text:p>
        </text:list-item>
      </text:list>
      <text:p text:style-name="P29"/>
      <text:p text:style-name="P11">EC2 Pricing</text:p>
      <text:list xml:id="list1550561345" text:style-name="L21">
        <text:list-item>
          <text:p text:style-name="P35">Prices are listed based on an hour.</text:p>
        </text:list-item>
        <text:list-item>
          <text:p text:style-name="P35">Prices depends upon following parameter</text:p>
        </text:list-item>
        <text:list-item>
          <text:p text:style-name="P35">Region</text:p>
        </text:list-item>
        <text:list-item>
          <text:p text:style-name="P35">Instance type ( ex. t2.micro)</text:p>
        </text:list-item>
        <text:list-item>
          <text:p text:style-name="P35">On demand vs Reserved etc</text:p>
        </text:list-item>
        <text:list-item>
          <text:p text:style-name="P35">Operating System.</text:p>
        </text:list-item>
        <text:list-item>
          <text:p text:style-name="P35">Storage, Network,load balancing</text:p>
        </text:list-item>
        <text:list-item>
          <text:p text:style-name="P35">We are billed by the second. We are billed minimum of 60 seconds. Example, If we use instace for 30 secs, we get billed for 60 sec. If we use it for 90 secsm we get billed for 90 secs.</text:p>
        </text:list-item>
        <text:list-item>
          <text:p text:style-name="P35">We do NOT pay, if instance is not running.</text:p>
        </text:list-item>
      </text:list>
      <text:p text:style-name="P29"/>
      <text:p text:style-name="P11">AMI (Amazon Machine Image)</text:p>
      <text:list xml:id="list654999557" text:style-name="L22">
        <text:list-item>
          <text:p text:style-name="P36">There are many AMI available for different prices such as ubuntu,windows, fedora, Amazon Linux.</text:p>
        </text:list-item>
        <text:list-item>
          <text:p text:style-name="P36">We can use/make custom images that comes preloaded with software usefull for our specific task.</text:p>
        </text:list-item>
        <text:list-item>
          <text:p text:style-name="P36">AMI is available only within a specific region.</text:p>
        </text:list-item>
      </text:list>
      <text:p text:style-name="P29"/>
      <text:p text:style-name="P11">EC2 Instances</text:p>
      <text:list xml:id="list906077459" text:style-name="L24">
        <text:list-item>
          <text:p text:style-name="P47">Every ec2-instance have 5 characteristics</text:p>
        </text:list-item>
      </text:list>
      <text:list xml:id="list3735545088" text:style-name="L25">
        <text:list-item>
          <text:p text:style-name="P38">RAM</text:p>
        </text:list-item>
        <text:list-item>
          <text:p text:style-name="P38">CPU</text:p>
        </text:list-item>
        <text:list-item>
          <text:p text:style-name="P38">I/O</text:p>
        </text:list-item>
        <text:list-item>
          <text:p text:style-name="P38">Network</text:p>
        </text:list-item>
        <text:list-item>
          <text:p text:style-name="P39">GPU</text:p>
        </text:list-item>
      </text:list>
      <text:p text:style-name="P37"/>
      <text:p text:style-name="P37"/>
      <text:p text:style-name="P37"/>
      <text:p text:style-name="P46"><text:soft-page-break/></text:p>
      <text:p text:style-name="P46">t2/t3 instance type</text:p>
      <text:list xml:id="list35208543" text:style-name="L26">
        <text:list-item>
          <text:p text:style-name="P40">This type of instance supports something called “burst”. Burst is when our instance suddenly required a performance boost. AWS has a credit system. We can use credits to handle burst. If burst happens and we dont have enough credits then performance will be affected.</text:p>
        </text:list-item>
        <text:list-item>
          <text:p text:style-name="P40">Amazon released a new feature in Nov 2017(no need to remember the time) call “T2 Unlimited” where we can have unlimited burst time but we get charged when we run out of credits. Credits are obtained over time.</text:p>
        </text:list-item>
      </text:list>
      <text:p text:style-name="P29"/>
      <text:p text:style-name="P11">EC2 Check List</text:p>
      <text:list xml:id="list522812119" text:style-name="L27">
        <text:list-item>
          <text:p text:style-name="P41">You should know</text:p>
        </text:list-item>
        <text:list-item>
          <text:p text:style-name="P41">how to SSH into EC2 and change permission of .pem file</text:p>
        </text:list-item>
        <text:list-item>
          <text:p text:style-name="P41">how to properly use security groups</text:p>
        </text:list-item>
        <text:list-item>
          <text:p text:style-name="P41">fundamental difference between public vs private vs elastic IP</text:p>
        </text:list-item>
        <text:list-item>
          <text:p text:style-name="P41">How to use User data to customize <text:s/>instance at boot time</text:p>
        </text:list-item>
        <text:list-item>
          <text:p text:style-name="P41">We can build custom AMI</text:p>
        </text:list-item>
        <text:list-item>
          <text:p text:style-name="P41">EC2 instance are billed by the second and we can created and destroy instance eas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4:03:32.185168217</meta:creation-date>
    <dc:date>2019-04-11T21:05:12.561563275</dc:date>
    <meta:editing-duration>PT41M38S</meta:editing-duration>
    <meta:editing-cycles>12</meta:editing-cycles>
    <meta:generator>LibreOffice/6.0.7.3$Linux_X86_64 LibreOffice_project/00m0$Build-3</meta:generator>
    <meta:document-statistic meta:table-count="0" meta:image-count="0" meta:object-count="0" meta:page-count="4" meta:paragraph-count="117" meta:word-count="1329" meta:character-count="7220" meta:non-whitespace-character-count="6093"/>
  </office:meta>
</office:document-meta>
</file>